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184" officeooo:paragraph-rsid="001cb184"/>
    </style:style>
    <style:style style:name="P2" style:family="paragraph" style:parent-style-name="Standard">
      <style:text-properties officeooo:rsid="001cb184" officeooo:paragraph-rsid="002be54e"/>
    </style:style>
    <style:style style:name="P3" style:family="paragraph" style:parent-style-name="Standard">
      <style:text-properties officeooo:rsid="001cb184" officeooo:paragraph-rsid="00322cc6"/>
    </style:style>
    <style:style style:name="P4" style:family="paragraph" style:parent-style-name="Standard">
      <style:text-properties officeooo:rsid="0028787d" officeooo:paragraph-rsid="0028787d"/>
    </style:style>
    <style:style style:name="P5" style:family="paragraph" style:parent-style-name="Standard">
      <style:text-properties officeooo:paragraph-rsid="002c1c2f"/>
    </style:style>
    <style:style style:name="P6" style:family="paragraph" style:parent-style-name="Standard">
      <style:text-properties officeooo:paragraph-rsid="00322cc6"/>
    </style:style>
    <style:style style:name="P7" style:family="paragraph" style:parent-style-name="Header">
      <style:text-properties officeooo:rsid="0028787d" officeooo:paragraph-rsid="0028787d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style:text-position="0% 100%" officeooo:rsid="001cbac8"/>
    </style:style>
    <style:style style:name="T4" style:family="text">
      <style:text-properties style:text-position="0% 100%" officeooo:rsid="00208e9f"/>
    </style:style>
    <style:style style:name="T5" style:family="text">
      <style:text-properties style:text-position="0% 100%" officeooo:rsid="001cb184"/>
    </style:style>
    <style:style style:name="T6" style:family="text">
      <style:text-properties style:text-position="0% 100%" officeooo:rsid="002dc3ae"/>
    </style:style>
    <style:style style:name="T7" style:family="text">
      <style:text-properties style:text-position="0% 100%" officeooo:rsid="00322cc6"/>
    </style:style>
    <style:style style:name="T8" style:family="text">
      <style:text-properties officeooo:rsid="0028787d"/>
    </style:style>
    <style:style style:name="T9" style:family="text">
      <style:text-properties officeooo:rsid="002b723a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1. </text:span></text:p>
      <text:p text:style-name="P1"><text:span text:style-name="T2">Proof: Suppose EQ</text:span><text:span text:style-name="T1">CFG</text:span><text:span text:style-name="T2"> is </text:span><text:span text:style-name="T6">un</text:span><text:span text:style-name="T2">decidable. <text:s/>Let </text:span><text:span text:style-name="T4">TM</text:span><text:span text:style-name="T3"> H be its decider:</text:span></text:p>
      <text:p text:style-name="P1"><text:span text:style-name="T3"><text:tab/></text:span><text:span text:style-name="T3"><draw:frame draw:style-name="fr1" draw:name="Object2" text:anchor-type="as-char" svg:y="-0.7283in" svg:width="7.6071in" svg:height="1.422in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text:span text:style-name="T3"/></text:p>
      <text:p text:style-name="P5"><text:span text:style-name="T3">2. </text:span><text:span text:style-name="T5">Proof: Suppose</text:span><text:span text:style-name="T5"><draw:frame draw:style-name="fr1" draw:name="Object3" text:anchor-type="as-char" svg:y="-0.152in" svg:width="4.3728in" svg:height="0.2134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is </text:span><text:span text:style-name="T6">un</text:span><text:span text:style-name="T5">decidable. <text:s/>Let </text:span><text:span text:style-name="T4">TM</text:span><text:span text:style-name="T3"> H be its decider:</text:span></text:p>
      <text:p text:style-name="P2"><text:span text:style-name="T3"><text:tab/></text:span><text:span text:style-name="T3"><draw:frame draw:style-name="fr1" draw:name="Object1" text:anchor-type="as-char" svg:y="-0.7146in" svg:width="7.9583in" svg:height="1.3953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"><text:span text:style-name="T3"/></text:p>
      <text:p text:style-name="P6"><text:span text:style-name="T7">3</text:span><text:span text:style-name="T3">. </text:span><text:span text:style-name="T5">Proof: Suppose</text:span><text:span text:style-name="T5"><draw:frame draw:style-name="fr1" draw:name="Object5" text:anchor-type="as-char" svg:y="-0.152in" svg:width="5.0563in" svg:height="0.2134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">is </text:span><text:span text:style-name="T6">un</text:span><text:span text:style-name="T5">decidable. <text:s/>Let </text:span><text:span text:style-name="T4">TM</text:span><text:span text:style-name="T3"> H be its decider:</text:span></text:p>
      <text:p text:style-name="P3"><text:span text:style-name="T3"><text:tab/></text:span><text:span text:style-name="T3"><draw:frame draw:style-name="fr1" draw:name="Object4" text:anchor-type="as-char" svg:y="-0.7146in" svg:width="7.7575in" svg:height="1.395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28787d" officeooo:paragraph-rsid="0028787d"/>
    </style:style>
    <style:style style:name="MT1" style:family="text">
      <style:text-properties officeooo:rsid="0028787d"/>
    </style:style>
    <style:style style:name="MT2" style:family="text">
      <style:text-properties officeooo:rsid="002b72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Alex Harry</text:span></text:p>
        <text:p text:style-name="MP1"><text:tab/><text:tab/>Justin Keeling</text:p>
        <text:p text:style-name="MP1"><text:tab/><text:tab/>John Lambre<text:span text:style-name="MT2">ch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8:24:06.307048717</meta:creation-date>
    <dc:date>2019-03-10T21:13:09.785237418</dc:date>
    <meta:editing-duration>PT6M17S</meta:editing-duration>
    <meta:editing-cycles>4</meta:editing-cycles>
    <meta:generator>LibreOffice/6.0.7.3$Linux_X86_64 LibreOffice_project/00m0$Build-3</meta:generator>
    <meta:document-statistic meta:table-count="0" meta:image-count="0" meta:object-count="5" meta:page-count="1" meta:paragraph-count="10" meta:word-count="38" meta:character-count="228" meta:non-whitespace-character-count="184"/>
  </office:meta>
</office:document-meta>
</file>

<file path=Object 1/content.xml><?xml version="1.0" encoding="utf-8"?>
<math xmlns="http://www.w3.org/1998/Math/MathML" display="block">
  <semantics>
    <mtable>
      <mtr>
        <mtd>
          <mrow>
            <mi>H</mi>
            <mtext>(</mtext>
            <mrow>
              <mo fence="true" stretchy="false">⟨</mo>
              <mrow>
                <mi>M</mi>
              </mrow>
              <mo fence="true" stretchy="false">⟩</mo>
            </mrow>
            <mrow>
              <mtext>)</mtext>
              <mo stretchy="false">=</mo>
              <mrow>
                <mo fence="true" stretchy="false">{</mo>
                <mrow>
                  <mtext>accept, if M accepts . Decline, if A does not halt on blank input</mtext>
                </mrow>
                <mo fence="true" stretchy="false">}</mo>
              </mrow>
            </mrow>
          </mrow>
        </mtd>
      </mtr>
      <mtr>
        <mtd>
          <mrow>
            <mi mathvariant="italic">Make</mi>
            <mi>a</mi>
            <mi mathvariant="italic">new</mi>
            <mi mathvariant="italic">TM</mi>
            <mi>D</mi>
            <mi mathvariant="normal">:</mi>
          </mrow>
        </mtd>
      </mtr>
      <mtr>
        <mtd>
          <mrow>
            <mtext>	D = on input </mtext>
            <mrow>
              <mo fence="true" stretchy="false">⟨</mo>
              <mrow>
                <mi>N</mi>
              </mrow>
              <mo fence="true" stretchy="false">⟩</mo>
            </mrow>
            <mi>,</mi>
            <mi mathvariant="italic">for</mi>
            <mi mathvariant="italic">TM</mi>
            <mi>N</mi>
          </mrow>
        </mtd>
      </mtr>
      <mtr>
        <mtd>
          <mrow>
            <mtext>	1. Run H on </mtext>
            <mrow>
              <mo fence="true" stretchy="false">⟨</mo>
              <mrow>
                <mrow>
                  <mi>N</mi>
                  <mi>,</mi>
                  <mrow>
                    <mo fence="true" stretchy="false">⟨</mo>
                    <mrow>
                      <mi>N</mi>
                    </mrow>
                    <mo fence="true" stretchy="false">⟩</mo>
                  </mrow>
                </mrow>
              </mrow>
              <mo fence="true" stretchy="false">⟩</mo>
            </mrow>
            <mi>.</mi>
          </mrow>
        </mtd>
      </mtr>
      <mtr>
        <mtd>
          <mtext>	2. If H accepts, reject.  If H rejects, accept.</mtext>
        </mtd>
      </mtr>
      <mtr>
        <mtd>
          <mrow>
            <mtext>D(</mtext>
            <mrow>
              <mo fence="true" stretchy="false">⟨</mo>
              <mrow>
                <mi>D</mi>
              </mrow>
              <mo fence="true" stretchy="false">⟩</mo>
            </mrow>
            <mtext>)</mtext>
            <mtext>= </mtext>
            <mrow>
              <mo fence="true" stretchy="false">{</mo>
              <mrow>
                <mrow>
                  <mi mathvariant="italic">accept</mi>
                  <mi>,</mi>
                  <mi mathvariant="italic">if</mi>
                  <mi>D</mi>
                  <mi mathvariant="italic">does</mi>
                  <mi mathvariant="italic">not</mi>
                  <mi mathvariant="italic">accept</mi>
                  <mrow>
                    <mo fence="true" stretchy="false">⟨</mo>
                    <mrow>
                      <mi>D</mi>
                    </mrow>
                    <mo fence="true" stretchy="false">⟩</mo>
                  </mrow>
                  <mi>.</mi>
                  <mi mathvariant="italic">reject</mi>
                  <mi>,</mi>
                  <mi mathvariant="italic">if</mi>
                  <mi>D</mi>
                  <mi mathvariant="italic">accepts</mi>
                  <mrow>
                    <mo fence="true" stretchy="false">⟨</mo>
                    <mrow>
                      <mi>D</mi>
                    </mrow>
                    <mo fence="true" stretchy="false">⟩</mo>
                  </mrow>
                </mrow>
              </mrow>
              <mo fence="true" stretchy="false">}</mo>
            </mrow>
          </mrow>
        </mtd>
      </mtr>
      <mtr>
        <mtd>
          <mrow>
            <mi>D</mi>
            <mi mathvariant="italic">accepts</mi>
            <mrow>
              <mo fence="true" stretchy="false">⟨</mo>
              <mrow>
                <mi>D</mi>
              </mrow>
              <mo fence="true" stretchy="false">⟩</mo>
            </mrow>
            <mi>,</mi>
            <mi mathvariant="italic">so</mi>
            <mi mathvariant="italic">long</mi>
            <mi mathvariant="italic">as</mi>
            <mi>D</mi>
            <mi mathvariant="italic">does</mi>
            <mi mathvariant="italic">not</mi>
            <mi mathvariant="italic">accept</mi>
            <mrow>
              <mo fence="true" stretchy="false">⟨</mo>
              <mrow>
                <mi>D</mi>
              </mrow>
              <mo fence="true" stretchy="false">⟩</mo>
            </mrow>
            <mi>.</mi>
            <mo stretchy="false">→</mo>
            <mi mathvariant="italic">TM</mi>
            <mi>D</mi>
            <mi mathvariant="italic">cannot</mi>
            <mi mathvariant="italic">exist</mi>
            <mo stretchy="false">→</mo>
            <mi mathvariant="italic">TM</mi>
            <mi>H</mi>
            <mi mathvariant="italic">cannot</mi>
            <mi mathvariant="italic">exist</mi>
            <mo stretchy="false">→</mo>
            <mrow>
              <mi mathvariant="italic">HALT</mi>
              <mo stretchy="false">−</mo>
              <msub>
                <mi>ε</mi>
                <mi mathvariant="italic">TM</mi>
              </msub>
            </mrow>
            <mi mathvariant="italic">is</mi>
            <mi mathvariant="italic">undecidable</mi>
          </mrow>
        </mtd>
      </mtr>
    </mtable>
    <annotation encoding="StarMath 5.0">H"(" langle M rangle  ")" = lbrace "accept, if M accepts . Decline, if A does not halt on blank input" rbrace 
newline
Make a new TM D:
newline
	"	D = on input " langle N rangle, for TM N
	newline
	"	1. Run H on " langle N, langle N rangle rangle.
newline
	"	2. If H accepts, reject.  If H rejects, accept."
	newline
	"D("langle D rangle ")"
	"= " lbrace accept, if D does not accept  langle D rangle.  reject, if D accepts langle D rangle  rbrace 
	newline
	D accepts langle D rangle, so long as D does not accept langle D rangle.
	 rightarrow TM D cannot exist rightarrow TM H cannot exist rightarrow HALT-%varepsilon_{TM} is undecidable</annotation>
  </semantics>
</math>
</file>

<file path=Object 2/content.xml><?xml version="1.0" encoding="utf-8"?>
<math xmlns="http://www.w3.org/1998/Math/MathML" display="block">
  <semantics>
    <mtable>
      <mtr>
        <mtd>
          <mrow>
            <mi>H</mi>
            <mtext>( </mtext>
            <mrow>
              <mo fence="true" stretchy="false">⟨</mo>
              <mrow>
                <mrow>
                  <mi>A</mi>
                  <mi>,</mi>
                  <mi>B</mi>
                </mrow>
              </mrow>
              <mo fence="true" stretchy="false">⟩</mo>
            </mrow>
            <mrow>
              <mtext>)</mtext>
              <mo stretchy="false">=</mo>
              <mrow>
                <mo fence="true" stretchy="true">{</mo>
                <mrow>
                  <mrow>
                    <mi mathvariant="italic">accept</mi>
                    <mi>,</mi>
                    <mi mathvariant="italic">if</mi>
                    <mi>A</mi>
                    <mi mathvariant="italic">accepts</mi>
                    <mi>L</mi>
                    <mrow>
                      <mrow>
                        <mo fence="true" stretchy="false">(</mo>
                        <mrow>
                          <mi>A</mi>
                        </mrow>
                        <mo fence="true" stretchy="false">)</mo>
                      </mrow>
                      <mo stretchy="false">=</mo>
                      <mi>L</mi>
                    </mrow>
                    <mrow>
                      <mo fence="true" stretchy="false">(</mo>
                      <mrow>
                        <mi>B</mi>
                      </mrow>
                      <mo fence="true" stretchy="false">)</mo>
                    </mrow>
                    <mi>.</mi>
                    <mi mathvariant="italic">Decline</mi>
                    <mi>,</mi>
                    <mi mathvariant="italic">if</mi>
                    <mi>A</mi>
                    <mi mathvariant="italic">does</mi>
                    <mi mathvariant="italic">not</mi>
                    <mi mathvariant="italic">accept</mi>
                    <mi>L</mi>
                    <mrow>
                      <mrow>
                        <mo fence="true" stretchy="false">(</mo>
                        <mrow>
                          <mi>A</mi>
                        </mrow>
                        <mo fence="true" stretchy="false">)</mo>
                      </mrow>
                      <mo stretchy="false">=</mo>
                      <mi>L</mi>
                    </mrow>
                    <mrow>
                      <mo fence="true" stretchy="false">(</mo>
                      <mrow>
                        <mi>B</mi>
                      </mrow>
                      <mo fence="true" stretchy="false">)</mo>
                    </mrow>
                  </mrow>
                </mrow>
                <mo fence="true" stretchy="true">}</mo>
              </mrow>
            </mrow>
          </mrow>
        </mtd>
      </mtr>
      <mtr>
        <mtd>
          <mrow>
            <mi mathvariant="italic">Make</mi>
            <mi>a</mi>
            <mi mathvariant="italic">new</mi>
            <mi mathvariant="italic">TM</mi>
            <mi>D</mi>
            <mi mathvariant="normal">:</mi>
          </mrow>
        </mtd>
      </mtr>
      <mtr>
        <mtd>
          <mrow>
            <mtext>	D = on input </mtext>
            <mrow>
              <mo fence="true" stretchy="false">⟨</mo>
              <mrow>
                <mi>N</mi>
              </mrow>
              <mo fence="true" stretchy="false">⟩</mo>
            </mrow>
            <mi>,</mi>
            <mi mathvariant="italic">for</mi>
            <mi mathvariant="italic">TM</mi>
            <mi>N</mi>
          </mrow>
        </mtd>
      </mtr>
      <mtr>
        <mtd>
          <mrow>
            <mtext>	1. Run H on </mtext>
            <mrow>
              <mo fence="true" stretchy="false">⟨</mo>
              <mrow>
                <mrow>
                  <mi>N</mi>
                  <mi>,</mi>
                  <mrow>
                    <mo fence="true" stretchy="false">⟨</mo>
                    <mrow>
                      <mi>N</mi>
                    </mrow>
                    <mo fence="true" stretchy="false">⟩</mo>
                  </mrow>
                </mrow>
              </mrow>
              <mo fence="true" stretchy="false">⟩</mo>
            </mrow>
            <mi>.</mi>
          </mrow>
        </mtd>
      </mtr>
      <mtr>
        <mtd>
          <mtext>	2. If H accepts, reject.  If H rejects, accept.</mtext>
        </mtd>
      </mtr>
      <mtr>
        <mtd>
          <mrow>
            <mtext>D(</mtext>
            <mrow>
              <mo fence="true" stretchy="false">⟨</mo>
              <mrow>
                <mi>D</mi>
              </mrow>
              <mo fence="true" stretchy="false">⟩</mo>
            </mrow>
            <mtext>)</mtext>
            <mtext>= </mtext>
            <mrow>
              <mo fence="true" stretchy="false">{</mo>
              <mrow>
                <mrow>
                  <mi mathvariant="italic">accept</mi>
                  <mi>,</mi>
                  <mi mathvariant="italic">if</mi>
                  <mi>D</mi>
                  <mi mathvariant="italic">does</mi>
                  <mi mathvariant="italic">not</mi>
                  <mi mathvariant="italic">accept</mi>
                  <mrow>
                    <mo fence="true" stretchy="false">⟨</mo>
                    <mrow>
                      <mi>D</mi>
                    </mrow>
                    <mo fence="true" stretchy="false">⟩</mo>
                  </mrow>
                  <mi>.</mi>
                  <mi mathvariant="italic">reject</mi>
                  <mi>,</mi>
                  <mi mathvariant="italic">if</mi>
                  <mi>D</mi>
                  <mi mathvariant="italic">accepts</mi>
                  <mrow>
                    <mo fence="true" stretchy="false">⟨</mo>
                    <mrow>
                      <mi>D</mi>
                    </mrow>
                    <mo fence="true" stretchy="false">⟩</mo>
                  </mrow>
                </mrow>
              </mrow>
              <mo fence="true" stretchy="false">}</mo>
            </mrow>
          </mrow>
        </mtd>
      </mtr>
      <mtr>
        <mtd>
          <mrow>
            <mi>D</mi>
            <mi mathvariant="italic">accepts</mi>
            <mrow>
              <mo fence="true" stretchy="false">⟨</mo>
              <mrow>
                <mi>D</mi>
              </mrow>
              <mo fence="true" stretchy="false">⟩</mo>
            </mrow>
            <mi>,</mi>
            <mi mathvariant="italic">so</mi>
            <mi mathvariant="italic">long</mi>
            <mi mathvariant="italic">as</mi>
            <mi>D</mi>
            <mi mathvariant="italic">does</mi>
            <mi mathvariant="italic">not</mi>
            <mi mathvariant="italic">accept</mi>
            <mrow>
              <mo fence="true" stretchy="false">⟨</mo>
              <mrow>
                <mi>D</mi>
              </mrow>
              <mo fence="true" stretchy="false">⟩</mo>
            </mrow>
            <mi>.</mi>
            <mo stretchy="false">→</mo>
            <mi mathvariant="italic">TM</mi>
            <mi>D</mi>
            <mi mathvariant="italic">cannot</mi>
            <mi mathvariant="italic">exist</mi>
            <mo stretchy="false">→</mo>
            <mi mathvariant="italic">TM</mi>
            <mi>H</mi>
            <mi mathvariant="italic">cannot</mi>
            <mi mathvariant="italic">exist</mi>
            <mo stretchy="false">→</mo>
            <msub>
              <mi mathvariant="italic">EQ</mi>
              <mi mathvariant="italic">CFG</mi>
            </msub>
            <mi mathvariant="italic">is</mi>
            <mi mathvariant="italic">undecidable</mi>
          </mrow>
        </mtd>
      </mtr>
    </mtable>
    <annotation encoding="StarMath 5.0">H"( " langle A, B rangle  ")" = left lbrace accept, if A accepts L(A) = L(B). Decline, if A does not accept L( A) = L(B)right rbrace 
newline
Make a new TM D:
newline
	"	D = on input " langle N rangle, for TM N
	newline
	"	1. Run H on " langle N, langle N rangle rangle.
newline
	"	2. If H accepts, reject.  If H rejects, accept."
	newline
	"D("langle D rangle ")"
	"= " lbrace accept, if D does not accept  langle D rangle.  reject, if D accepts langle D rangle  rbrace 
	newline
	D accepts langle D rangle, so long as D does not accept langle D rangle.
	 rightarrow TM D cannot exist rightarrow TM H cannot exist rightarrow EQ _{CFG} is undecidable</annotation>
  </semantics>
</math>
</file>

<file path=Object 3/content.xml><?xml version="1.0" encoding="utf-8"?>
<math xmlns="http://www.w3.org/1998/Math/MathML" display="block">
  <semantics>
    <mrow>
      <mrow>
        <mrow>
          <mi mathvariant="italic">HALT</mi>
          <mo stretchy="false">−</mo>
          <msub>
            <mi>ε</mi>
            <mi mathvariant="italic">TM</mi>
          </msub>
        </mrow>
        <mo stretchy="false">=</mo>
        <mtext>{</mtext>
      </mrow>
      <mrow>
        <mo fence="true" stretchy="false">⟨</mo>
        <mrow>
          <mi>M</mi>
        </mrow>
        <mo fence="true" stretchy="false">⟩</mo>
      </mrow>
      <mi mathvariant="normal">:</mi>
      <mi>M</mi>
      <mi mathvariant="italic">is</mi>
      <mi>a</mi>
      <mi mathvariant="italic">TM</mi>
      <mtext>and</mtext>
      <mi mathvariant="italic">halts</mi>
      <mi mathvariant="italic">on</mi>
      <mi mathvariant="italic">blank</mi>
      <mi mathvariant="italic">input</mi>
      <mrow>
        <mo fence="true" stretchy="false">(</mo>
        <mrow>
          <mrow>
            <mi>i</mi>
            <mi>.</mi>
            <mi>e</mi>
            <mi>.</mi>
            <mtext> </mtext>
            <mi>ε</mi>
          </mrow>
        </mrow>
        <mo fence="true" stretchy="false">)</mo>
      </mrow>
      <mtext>}</mtext>
    </mrow>
    <annotation encoding="StarMath 5.0">HALT - %varepsilon_{ TM } = "{" langle M rangle : M is a TM "and" halts on blank input ( i.e." " %varepsilon )"}"</annotation>
  </semantics>
</math>
</file>

<file path=Object 4/content.xml><?xml version="1.0" encoding="utf-8"?>
<math xmlns="http://www.w3.org/1998/Math/MathML" display="block">
  <semantics>
    <mtable>
      <mtr>
        <mtd>
          <mrow>
            <mi>H</mi>
            <mtext>(</mtext>
            <mrow>
              <mo fence="true" stretchy="false">⟨</mo>
              <mrow>
                <mi>M</mi>
              </mrow>
              <mo fence="true" stretchy="false">⟩</mo>
            </mrow>
            <mrow>
              <mtext>)</mtext>
              <mo stretchy="false">=</mo>
              <mrow>
                <mo fence="true" stretchy="false">{</mo>
                <mrow>
                  <mtext>accept, if M accepts . Decline, if L(M) contains every string of even length</mtext>
                </mrow>
                <mo fence="true" stretchy="false">}</mo>
              </mrow>
            </mrow>
          </mrow>
        </mtd>
      </mtr>
      <mtr>
        <mtd>
          <mrow>
            <mi mathvariant="italic">Make</mi>
            <mi>a</mi>
            <mi mathvariant="italic">new</mi>
            <mi mathvariant="italic">TM</mi>
            <mi>D</mi>
            <mi mathvariant="normal">:</mi>
          </mrow>
        </mtd>
      </mtr>
      <mtr>
        <mtd>
          <mrow>
            <mtext>	D = on input </mtext>
            <mrow>
              <mo fence="true" stretchy="false">⟨</mo>
              <mrow>
                <mi>N</mi>
              </mrow>
              <mo fence="true" stretchy="false">⟩</mo>
            </mrow>
            <mi>,</mi>
            <mi mathvariant="italic">for</mi>
            <mi mathvariant="italic">TM</mi>
            <mi>N</mi>
          </mrow>
        </mtd>
      </mtr>
      <mtr>
        <mtd>
          <mrow>
            <mtext>	1. Run H on </mtext>
            <mrow>
              <mo fence="true" stretchy="false">⟨</mo>
              <mrow>
                <mrow>
                  <mi>N</mi>
                  <mi>,</mi>
                  <mrow>
                    <mo fence="true" stretchy="false">⟨</mo>
                    <mrow>
                      <mi>N</mi>
                    </mrow>
                    <mo fence="true" stretchy="false">⟩</mo>
                  </mrow>
                </mrow>
              </mrow>
              <mo fence="true" stretchy="false">⟩</mo>
            </mrow>
            <mi>.</mi>
          </mrow>
        </mtd>
      </mtr>
      <mtr>
        <mtd>
          <mtext>	2. If H accepts, reject.  If H rejects, accept.</mtext>
        </mtd>
      </mtr>
      <mtr>
        <mtd>
          <mrow>
            <mtext>D(</mtext>
            <mrow>
              <mo fence="true" stretchy="false">⟨</mo>
              <mrow>
                <mi>D</mi>
              </mrow>
              <mo fence="true" stretchy="false">⟩</mo>
            </mrow>
            <mtext>)</mtext>
            <mtext>= </mtext>
            <mrow>
              <mo fence="true" stretchy="false">{</mo>
              <mrow>
                <mrow>
                  <mi mathvariant="italic">accept</mi>
                  <mi>,</mi>
                  <mi mathvariant="italic">if</mi>
                  <mi>D</mi>
                  <mi mathvariant="italic">does</mi>
                  <mi mathvariant="italic">not</mi>
                  <mi mathvariant="italic">accept</mi>
                  <mrow>
                    <mo fence="true" stretchy="false">⟨</mo>
                    <mrow>
                      <mi>D</mi>
                    </mrow>
                    <mo fence="true" stretchy="false">⟩</mo>
                  </mrow>
                  <mi>.</mi>
                  <mi mathvariant="italic">reject</mi>
                  <mi>,</mi>
                  <mi mathvariant="italic">if</mi>
                  <mi>D</mi>
                  <mi mathvariant="italic">accepts</mi>
                  <mrow>
                    <mo fence="true" stretchy="false">⟨</mo>
                    <mrow>
                      <mi>D</mi>
                    </mrow>
                    <mo fence="true" stretchy="false">⟩</mo>
                  </mrow>
                </mrow>
              </mrow>
              <mo fence="true" stretchy="false">}</mo>
            </mrow>
          </mrow>
        </mtd>
      </mtr>
      <mtr>
        <mtd>
          <mrow>
            <mi>D</mi>
            <mi mathvariant="italic">accepts</mi>
            <mrow>
              <mo fence="true" stretchy="false">⟨</mo>
              <mrow>
                <mi>D</mi>
              </mrow>
              <mo fence="true" stretchy="false">⟩</mo>
            </mrow>
            <mi>,</mi>
            <mi mathvariant="italic">so</mi>
            <mi mathvariant="italic">long</mi>
            <mi mathvariant="italic">as</mi>
            <mi>D</mi>
            <mi mathvariant="italic">does</mi>
            <mi mathvariant="italic">not</mi>
            <mi mathvariant="italic">accept</mi>
            <mrow>
              <mo fence="true" stretchy="false">⟨</mo>
              <mrow>
                <mi>D</mi>
              </mrow>
              <mo fence="true" stretchy="false">⟩</mo>
            </mrow>
            <mi>.</mi>
            <mo stretchy="false">→</mo>
            <mi mathvariant="italic">TM</mi>
            <mi>D</mi>
            <mi mathvariant="italic">cannot</mi>
            <mi mathvariant="italic">exist</mi>
            <mo stretchy="false">→</mo>
            <mi mathvariant="italic">TM</mi>
            <mi>H</mi>
            <mi mathvariant="italic">cannot</mi>
            <mi mathvariant="italic">exist</mi>
            <mo stretchy="false">→</mo>
            <msub>
              <mi mathvariant="italic">EVEN</mi>
              <mi mathvariant="italic">TM</mi>
            </msub>
            <mi mathvariant="italic">is</mi>
            <mi mathvariant="italic">undecidable</mi>
          </mrow>
        </mtd>
      </mtr>
    </mtable>
    <annotation encoding="StarMath 5.0">H"(" langle M rangle  ")" = lbrace "accept, if M accepts . Decline, if L(M) contains every string of even length" rbrace 
newline
Make a new TM D:
newline
	"	D = on input " langle N rangle, for TM N
	newline
	"	1. Run H on " langle N, langle N rangle rangle.
newline
	"	2. If H accepts, reject.  If H rejects, accept."
	newline
	"D("langle D rangle ")"
	"= " lbrace accept, if D does not accept  langle D rangle.  reject, if D accepts langle D rangle  rbrace 
	newline
	D accepts langle D rangle, so long as D does not accept langle D rangle.
	 rightarrow TM D cannot exist rightarrow TM H cannot exist rightarrow EVEN_{TM} is undecidable</annotation>
  </semantics>
</math>
</file>

<file path=Object 5/content.xml><?xml version="1.0" encoding="utf-8"?>
<math xmlns="http://www.w3.org/1998/Math/MathML" display="block">
  <semantics>
    <mrow>
      <mrow>
        <msub>
          <mi mathvariant="italic">EVEN</mi>
          <mi mathvariant="italic">TM</mi>
        </msub>
        <mo stretchy="false">=</mo>
        <mtext>{</mtext>
      </mrow>
      <mrow>
        <mo fence="true" stretchy="false">⟨</mo>
        <mrow>
          <mi>M</mi>
        </mrow>
        <mo fence="true" stretchy="false">⟩</mo>
      </mrow>
      <mi mathvariant="normal">:</mi>
      <mi>M</mi>
      <mi mathvariant="italic">is</mi>
      <mi>a</mi>
      <mi mathvariant="italic">TM</mi>
      <mtext>and</mtext>
      <mi>L</mi>
      <mrow>
        <mo fence="true" stretchy="false">(</mo>
        <mrow>
          <mi>M</mi>
        </mrow>
        <mo fence="true" stretchy="false">)</mo>
      </mrow>
      <mi mathvariant="italic">contains</mi>
      <mi mathvariant="italic">every</mi>
      <mi mathvariant="italic">string</mi>
      <mi mathvariant="italic">of</mi>
      <mi mathvariant="italic">even</mi>
      <mi mathvariant="italic">length</mi>
      <mtext>}</mtext>
    </mrow>
    <annotation encoding="StarMath 5.0">EVEN_{ TM } = "{" langle M rangle : M is a TM "and" L(M) contains every string of even length"}"</annotation>
  </semantics>
</math>
</file>